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3.413cm" style:rel-column-width="8703*"/>
    </style:style>
    <style:style style:name="Таблица2.B" style:family="table-column">
      <style:table-column-properties style:column-width="17.147cm" style:rel-column-width="43724*"/>
    </style:style>
    <style:style style:name="Таблица2.C" style:family="table-column">
      <style:table-column-properties style:column-width="2.57cm" style:rel-column-width="6553*"/>
    </style:style>
    <style:style style:name="Таблица2.D" style:family="table-column">
      <style:table-column-properties style:column-width="2.57cm" style:rel-column-width="6555*"/>
    </style:style>
    <style:style style:name="Таблица2.1" style:family="table-row">
      <style:table-row-properties style:min-row-height="0.503cm"/>
    </style:style>
    <style:style style:name="Таблица2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2.B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="none">
        <style:background-image/>
      </style:table-cell-properties>
    </style:style>
    <style:style style:name="Таблица2.D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.C3" style:family="table-cell">
      <style:table-cell-properties fo:background-color="transparent" fo:padding="0.097cm" fo:border="none">
        <style:background-image/>
      </style:table-cell-properties>
    </style:style>
    <style:style style:name="Таблица2.D3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3.094cm" style:rel-column-width="7889*"/>
    </style:style>
    <style:style style:name="Таблица1.B" style:family="table-column">
      <style:table-column-properties style:column-width="0.61cm" style:rel-column-width="1556*"/>
    </style:style>
    <style:style style:name="Таблица1.C" style:family="table-column">
      <style:table-column-properties style:column-width="1.083cm" style:rel-column-width="2761*"/>
    </style:style>
    <style:style style:name="Таблица1.D" style:family="table-column">
      <style:table-column-properties style:column-width="0.822cm" style:rel-column-width="2096*"/>
    </style:style>
    <style:style style:name="Таблица1.E" style:family="table-column">
      <style:table-column-properties style:column-width="3.387cm" style:rel-column-width="8636*"/>
    </style:style>
    <style:style style:name="Таблица1.F" style:family="table-column">
      <style:table-column-properties style:column-width="0.714cm" style:rel-column-width="1821*"/>
    </style:style>
    <style:style style:name="Таблица1.G" style:family="table-column">
      <style:table-column-properties style:column-width="1.402cm" style:rel-column-width="3575*"/>
    </style:style>
    <style:style style:name="Таблица1.H" style:family="table-column">
      <style:table-column-properties style:column-width="1.736cm" style:rel-column-width="4425*"/>
    </style:style>
    <style:style style:name="Таблица1.I" style:family="table-column">
      <style:table-column-properties style:column-width="3.343cm" style:rel-column-width="8523*"/>
    </style:style>
    <style:style style:name="Таблица1.J" style:family="table-column">
      <style:table-column-properties style:column-width="1.51cm" style:rel-column-width="3850*"/>
    </style:style>
    <style:style style:name="Таблица1.K" style:family="table-column">
      <style:table-column-properties style:column-width="2.858cm" style:rel-column-width="7286*"/>
    </style:style>
    <style:style style:name="Таблица1.L" style:family="table-column">
      <style:table-column-properties style:column-width="2.568cm" style:rel-column-width="6549*"/>
    </style:style>
    <style:style style:name="Таблица1.M" style:family="table-column">
      <style:table-column-properties style:column-width="2.575cm" style:rel-column-width="6568*"/>
    </style:style>
    <style:style style:name="Таблица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1.D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3.81cm" style:rel-column-width="9715*"/>
    </style:style>
    <style:style style:name="Таблица3.B" style:family="table-column">
      <style:table-column-properties style:column-width="1.33cm" style:rel-column-width="3391*"/>
    </style:style>
    <style:style style:name="Таблица3.C" style:family="table-column">
      <style:table-column-properties style:column-width="2.57cm" style:rel-column-width="6553*"/>
    </style:style>
    <style:style style:name="Таблица3.J" style:family="table-column">
      <style:table-column-properties style:column-width="2.572cm" style:rel-column-width="6558*"/>
    </style:style>
    <style:style style:name="Таблица3.A1" style:family="table-cell">
      <style:table-cell-properties fo:padding="0.097cm" fo:border="none"/>
    </style:style>
    <style:style style:name="Таблица3.E2" style:family="table-cell">
      <style:table-cell-properties fo:padding="0.097cm" fo:border-left="none" fo:border-right="none" fo:border-top="none" fo:border-bottom="0.05pt solid #000000"/>
    </style:style>
    <style:style style:name="Таблица3.3" style:family="table-row">
      <style:table-row-properties style:min-row-height="0.413cm"/>
    </style:style>
    <style:style style:name="Таблица3.C3" style:family="table-cell">
      <style:table-cell-properties style:vertical-align="bottom" fo:padding="0.097cm" fo:border="none"/>
    </style:style>
    <style:style style:name="Таблица3.5" style:family="table-row">
      <style:table-row-properties style:min-row-height="0.988cm"/>
    </style:style>
    <style:style style:name="Таблица4" style:family="table">
      <style:table-properties style:width="22.595cm" table:align="left"/>
    </style:style>
    <style:style style:name="Таблица4.A" style:family="table-column">
      <style:table-column-properties style:column-width="3.201cm"/>
    </style:style>
    <style:style style:name="Таблица4.B" style:family="table-column">
      <style:table-column-properties style:column-width="5.398cm"/>
    </style:style>
    <style:style style:name="Таблица4.C" style:family="table-column">
      <style:table-column-properties style:column-width="13.996cm"/>
    </style:style>
    <style:style style:name="Таблица4.1" style:family="table-row">
      <style:table-row-properties style:min-row-height="0.688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2.594cm" table:align="left"/>
    </style:style>
    <style:style style:name="Таблица5.A" style:family="table-column">
      <style:table-column-properties style:column-width="0.794cm"/>
    </style:style>
    <style:style style:name="Таблица5.C" style:family="table-column">
      <style:table-column-properties style:column-width="4.313cm"/>
    </style:style>
    <style:style style:name="Таблица5.D" style:family="table-column">
      <style:table-column-properties style:column-width="1.296cm"/>
    </style:style>
    <style:style style:name="Таблица5.E" style:family="table-column">
      <style:table-column-properties style:column-width="0.9cm"/>
    </style:style>
    <style:style style:name="Таблица5.G" style:family="table-column">
      <style:table-column-properties style:column-width="2.91cm"/>
    </style:style>
    <style:style style:name="Таблица5.H" style:family="table-column">
      <style:table-column-properties style:column-width="0.688cm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style:vertical-align="middle" fo:padding="0.097cm" fo:border="0.05pt solid #000000"/>
    </style:style>
    <style:style style:name="Таблица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0e6d9b" officeooo:paragraph-rsid="000e6d9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rsid="00153c31" officeooo:paragraph-rsid="00153c31" style:font-size-asian="10pt" style:font-size-complex="10pt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Arial" style:text-underline-style="solid" style:text-underline-width="auto" style:text-underline-color="font-color" fo:font-weight="bold" officeooo:rsid="000f2bb1" officeooo:paragraph-rsid="000f2bb1" style:font-weight-asian="bold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officeooo:rsid="00153c31" officeooo:paragraph-rsid="00153c31" style:font-size-asian="10pt" style:font-size-complex="10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0f2bb1" officeooo:paragraph-rsid="000f2bb1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rsid="000f2bb1" officeooo:paragraph-rsid="000f2bb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f2bb1" officeooo:paragraph-rsid="000f2bb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10cb40" officeooo:paragraph-rsid="0010cb4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153c31" officeooo:paragraph-rsid="00153c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16984f" officeooo:paragraph-rsid="0016984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paragraph-rsid="0011fff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1b176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15e910" officeooo:paragraph-rsid="0015e910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15e910" officeooo:paragraph-rsid="0015e91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11fff9" officeooo:paragraph-rsid="0011fff9" style:font-size-asian="10pt" style:font-size-complex="10pt"/>
    </style:style>
    <style:style style:name="P20" style:family="paragraph" style:parent-style-name="Table_20_Contents">
      <style:paragraph-properties style:line-height-at-least="0cm"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style:line-height-at-least="0cm" fo:text-align="center" style:justify-single-word="false"/>
      <style:text-properties style:font-name="Arial" fo:font-size="10pt" officeooo:rsid="00174c8b" officeooo:paragraph-rsid="00174c8b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18ff19" officeooo:paragraph-rsid="0018ff19" style:font-size-asian="10pt" style:font-size-complex="10pt" style:text-rotation-angle="9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197b74" officeooo:paragraph-rsid="00197b74" style:font-size-asian="10pt" style:font-size-complex="10pt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197b74" officeooo:paragraph-rsid="00197b7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97b74" officeooo:paragraph-rsid="00197b74" style:font-size-asian="10pt" style:font-weight-asian="bold" style:font-size-complex="10pt" style:font-weight-complex="bold" style:text-rotation-angle="90" style:text-rotation-scale="line-heigh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0f2bb1" officeooo:paragraph-rsid="000f2bb1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6984f" officeooo:paragraph-rsid="0016984f" style:font-size-asian="8pt" style:font-size-complex="8pt"/>
    </style:style>
    <style:style style:name="P28" style:family="paragraph" style:parent-style-name="Table_20_Contents">
      <style:paragraph-properties style:line-height-at-least="0cm" fo:text-align="start" style:justify-single-word="false"/>
      <style:text-properties style:font-name="Arial"/>
    </style:style>
    <style:style style:name="P29" style:family="paragraph" style:parent-style-name="Text_20_body" style:master-page-name="">
      <style:paragraph-properties style:line-height-at-least="0cm" style:page-number="auto"/>
    </style:style>
    <style:style style:name="T1" style:family="text">
      <style:text-properties officeooo:rsid="001377bb"/>
    </style:style>
    <style:style style:name="T2" style:family="text">
      <style:text-properties officeooo:rsid="0016984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d1b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ad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СНОЯРСКИЙ ГОСУДАРСТВЕННЫЙ ПЕДАГОГИЧЕСКИЙ УНИВЕРСИТЕТ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0">Факультет</text:p>
          </table:table-cell>
          <table:table-cell table:style-name="Таблица2.B2" office:value-type="string">
            <text:p text:style-name="P16"/>
          </table:table-cell>
          <table:table-cell table:style-name="Таблица2.C2" office:value-type="string">
            <text:p text:style-name="P14"/>
          </table:table-cell>
          <table:table-cell table:style-name="Таблица2.D2" office:value-type="string">
            <text:p text:style-name="P26">Форма №13</text:p>
          </table:table-cell>
        </table:table-row>
        <table:table-row>
          <table:table-cell table:style-name="Таблица2.A2" office:value-type="string">
            <text:p text:style-name="P10">Специальность</text:p>
          </table:table-cell>
          <table:table-cell table:style-name="Таблица2.A1" office:value-type="string">
            <text:p text:style-name="P14"/>
          </table:table-cell>
          <table:table-cell table:style-name="Таблица2.C3" office:value-type="string">
            <text:p text:style-name="P14"/>
          </table:table-cell>
          <table:table-cell table:style-name="Таблица2.D3" office:value-type="string">
            <text:p text:style-name="P14"/>
          </table:table-cell>
        </table:table-row>
      </table:table>
      <text:p text:style-name="P8"/>
      <text:p text:style-name="P8">УЧЕБНАЯ КАРТОЧКА СТУДЕНТА</text:p>
      <text:p text:style-name="P9">(дневное обучение)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>
          <table:table-cell table:style-name="Таблица1.A1" table:number-columns-spanned="3" office:value-type="string">
            <text:p text:style-name="P11">1. Фамилия, имя, отчество</text:p>
          </table:table-cell>
          <table:covered-table-cell/>
          <table:covered-table-cell/>
          <table:table-cell table:style-name="Таблица1.D1" table:number-columns-spanned="10" office:value-type="string">
            <text:p text:style-name="P15"><text:placeholder text:placeholder-type="text">&lt;o.last_name&gt;</text:placeholder> <text:placeholder text:placeholder-type="text">&lt;o.first_name&gt;</text:placeholder> <text:placeholder text:placeholder-type="text">&lt;o.middle_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9">2. <text:span text:style-name="T1">Год и месяц рождения</text:span></text:p>
          </table:table-cell>
          <table:covered-table-cell/>
          <table:covered-table-cell/>
          <table:table-cell table:style-name="Таблица1.D1" table:number-columns-spanned="5" office:value-type="string">
            <text:p text:style-name="P12"><text:placeholder text:placeholder-type="text">&lt;o.passports[0].date_of_birth&gt;</text:placeholder>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3. Национальность</text:p>
          </table:table-cell>
          <table:table-cell table:style-name="Таблица1.D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2">4. Место рождения</text:p>
          </table:table-cell>
          <table:covered-table-cell/>
          <table:covered-table-cell/>
          <table:table-cell table:style-name="Таблица1.D1" table:number-columns-spanned="10" office:value-type="string">
            <text:p text:style-name="P12"><text:placeholder text:placeholder-type="text">&lt;o.passports[0].birth_plac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2">5. Что окончил(а)</text:p>
          </table:table-cell>
          <table:table-cell table:style-name="Таблица1.D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6">год окончания</text:p>
          </table:table-cell>
          <table:table-cell table:style-name="Таблица1.D1" office:value-type="string">
            <text:p text:style-name="P5"/>
          </table:table-cell>
        </table:table-row>
        <table:table-row>
          <table:table-cell table:style-name="Таблица1.A1" table:number-columns-spanned="3" office:value-type="string">
            <text:p text:style-name="P18">6. Семейное положение</text:p>
          </table:table-cell>
          <table:covered-table-cell/>
          <table:covered-table-cell/>
          <table:table-cell table:style-name="Таблица1.D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7"><text:span text:style-name="T2">7. </text:span>Адрес места жительства</text:p>
          </table:table-cell>
          <table:covered-table-cell/>
          <table:table-cell table:style-name="Таблица1.D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Таблица1.D1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3">8. Зачислен(а) в ВУЗ</text:p>
          </table:table-cell>
          <table:covered-table-cell/>
          <table:table-cell table:style-name="Таблица1.A1" table:number-columns-spanned="2" office:value-type="string">
            <text:p text:style-name="P13">приказ №</text:p>
          </table:table-cell>
          <table:covered-table-cell/>
          <table:table-cell table:style-name="Таблица1.D1" office:value-type="string">
            <text:p text:style-name="P13"/>
          </table:table-cell>
          <table:table-cell table:style-name="Таблица1.A1" office:value-type="string">
            <text:p text:style-name="P13">от</text:p>
          </table:table-cell>
          <table:table-cell table:style-name="Таблица1.D1" table:number-columns-spanned="3" office:value-type="string">
            <text:p text:style-name="P13"/>
          </table:table-cell>
          <table:covered-table-cell/>
          <table:covered-table-cell/>
          <table:table-cell table:style-name="Таблица1.A1" office:value-type="string">
            <text:p text:style-name="P13">20 <text:s text:c="3"/>г. </text:p>
          </table:table-cell>
          <table:table-cell table:style-name="Таблица1.D1" office:value-type="string">
            <text:p text:style-name="P14"/>
          </table:table-cell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4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7"/>
        <table:table-column table:style-name="Таблица3.J"/>
        <table:table-row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table:number-columns-spanned="4" office:value-type="string">
            <text:p text:style-name="P13">а) по конкурсу: со стажем без стажа (подчеркнуть)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table:number-columns-spanned="2" office:value-type="string">
            <text:p text:style-name="P13">б) в порядке перевода из </text:p>
          </table:table-cell>
          <table:covered-table-cell/>
          <table:table-cell table:style-name="Таблица3.E2" office:value-type="string">
            <text:p text:style-name="Standard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</table:table-row>
        <table:table-row table:style-name="Таблица3.3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table:number-columns-spanned="4" office:value-type="string">
            <text:p text:style-name="P27">(наименование вуза)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14"/>
          </table:table-cell>
        </table:table-row>
        <table:table-row>
          <table:table-cell table:style-name="Таблица3.A1" office:value-type="string">
            <text:p text:style-name="P13">11. Трудовая книжка</text:p>
          </table:table-cell>
          <table:table-cell table:style-name="Таблица3.E2" table:number-columns-spanned="2" office:value-type="string">
            <text:p text:style-name="P13"/>
          </table:table-cell>
          <table:covered-table-cell/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  <table:table-cell table:style-name="Таблица3.E2" office:value-type="string">
            <text:p text:style-name="P14"/>
          </table:table-cell>
        </table:table-row>
        <table:table-row table:style-name="Таблица3.5">
          <table:table-cell table:style-name="Таблица3.C3" table:number-columns-spanned="4" office:value-type="string">
            <text:p text:style-name="P13">12. Поощрения, взыскания, перерыв в академической учебе</text:p>
          </table:table-cell>
          <table:covered-table-cell/>
          <table:covered-table-cell/>
          <table:covered-table-cell/>
          <table:table-cell table:style-name="Таблица3.E2" office:value-type="string">
            <text:p text:style-name="P14"/>
          </table:table-cell>
          <table:table-cell table:style-name="Таблица3.E2" table:number-columns-spanned="4" office:value-type="string">
            <text:p text:style-name="P27">(№, когда и кем выдана)</text:p>
          </table:table-cell>
          <table:covered-table-cell/>
          <table:covered-table-cell/>
          <table:covered-table-cell/>
          <table:table-cell table:style-name="Таблица3.E2" office:value-type="string">
            <text:p text:style-name="P14"/>
          </table:table-cell>
        </table:table-row>
      </table:table>
      <text:p text:style-name="P2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1">Курс</text:p>
          </table:table-cell>
          <table:table-cell table:style-name="Таблица4.A1" office:value-type="string">
            <text:p text:style-name="P21">№ и дата приказа</text:p>
          </table:table-cell>
          <table:table-cell table:style-name="Таблица4.C1" office:value-type="string">
            <text:p text:style-name="P21">СОДЕРЖАНИЕ ПРИКАЗА</text:p>
          </table:table-cell>
        </table:table-row>
        <table:table-row>
          <table:table-cell table:style-name="Таблица4.A4" office:value-type="string">
            <text:p text:style-name="P20"/>
          </table:table-cell>
          <table:table-cell table:style-name="Таблица4.B4" office:value-type="string">
            <text:p text:style-name="P20"/>
          </table:table-cell>
          <table:table-cell table:style-name="Таблица4.C2" office:value-type="string">
            <text:p text:style-name="P20"/>
          </table:table-cell>
        </table:table-row>
        <table:table-row>
          <table:table-cell table:style-name="Таблица4.A4" office:value-type="string">
            <text:p text:style-name="P20"/>
          </table:table-cell>
          <table:table-cell table:style-name="Таблица4.B4" office:value-type="string">
            <text:p text:style-name="P20"/>
          </table:table-cell>
          <table:table-cell table:style-name="Таблица4.C3" office:value-type="string">
            <text:p text:style-name="P20"/>
          </table:table-cell>
        </table:table-row>
        <table:table-row>
          <table:table-cell table:style-name="Таблица4.A4" office:value-type="string">
            <text:p text:style-name="P20"/>
          </table:table-cell>
          <table:table-cell table:style-name="Таблица4.B4" office:value-type="string">
            <text:p text:style-name="P20"/>
          </table:table-cell>
          <table:table-cell table:style-name="Таблица4.C4" office:value-type="string">
            <text:p text:style-name="P20"/>
          </table:table-cell>
        </table:table-row>
        <table:table-row>
          <table:table-cell table:style-name="Таблица4.A5" office:value-type="string">
            <text:p text:style-name="P28"/>
          </table:table-cell>
          <table:table-cell table:style-name="Таблица4.B5" office:value-type="string">
            <text:p text:style-name="P20"/>
          </table:table-cell>
          <table:table-cell table:style-name="Таблица4.C5" office:value-type="string">
            <text:p text:style-name="P20"/>
          </table:table-cell>
        </table:table-row>
        <table:table-row>
          <table:table-cell table:style-name="Таблица4.A6" office:value-type="string">
            <text:p text:style-name="P28"/>
          </table:table-cell>
          <table:table-cell table:style-name="Таблица4.B6" office:value-type="string">
            <text:p text:style-name="P20"/>
          </table:table-cell>
          <table:table-cell table:style-name="Таблица4.C6" office:value-type="string">
            <text:p text:style-name="P20"/>
          </table:table-cell>
        </table:table-row>
      </table:table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 table:number-columns-repeated="2"/>
        <table:table-column table:style-name="Таблица5.G"/>
        <table:table-column table:style-name="Таблица5.H"/>
        <text:soft-page-break/>
        <table:table-row>
          <table:table-cell table:style-name="Таблица5.A1" table:number-rows-spanned="2" office:value-type="string">
            <text:p text:style-name="P22">Курс</text:p>
          </table:table-cell>
          <table:table-cell table:style-name="Таблица5.A1" table:number-rows-spanned="2" office:value-type="string">
            <text:p text:style-name="P23">Семестр</text:p>
          </table:table-cell>
          <table:table-cell table:style-name="Таблица5.A1" table:number-rows-spanned="2" office:value-type="string">
            <text:p text:style-name="P24">Наименование дисциплин и учебных практик</text:p>
          </table:table-cell>
          <table:table-cell table:style-name="Таблица5.A1" table:number-rows-spanned="2" office:value-type="string">
            <text:p text:style-name="P24">Кол-во часов</text:p>
          </table:table-cell>
          <table:table-cell table:style-name="Таблица5.A1" table:number-columns-spanned="2" office:value-type="string">
            <text:p text:style-name="P24">Оценка</text:p>
          </table:table-cell>
          <table:covered-table-cell/>
          <table:table-cell table:style-name="Таблица5.A1" table:number-rows-spanned="2" office:value-type="string">
            <text:p text:style-name="P24">Дата сдачи и № ведомости</text:p>
          </table:table-cell>
          <table:table-cell table:style-name="Таблица5.H1" table:number-rows-spanned="27" office:value-type="string">
            <text:p text:style-name="P25">Приказ<text:span text:style-name="T3"> <text:s text:c="23"/></text:span><text:span text:style-name="T5">от</text:span><text:span text:style-name="T3"> <text:s text:c="17"/></text:span><text:span text:style-name="T5">20 <text:s text:c="2"/></text:span><text:span text:style-name="T6">г. <text:s/>Декан</text:span><text:span text:style-name="T4"> <text:s text:c="23"/>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5.E2" office:value-type="string">
            <text:p text:style-name="P23">экз.</text:p>
          </table:table-cell>
          <table:table-cell table:style-name="Таблица5.E2" office:value-type="string">
            <text:p text:style-name="P23">зачет</text:p>
          </table:table-cell>
          <table:covered-table-cell/>
          <table:covered-table-cell/>
        </table:table-row>
        <table:table-row>
          <table:table-cell table:style-name="Таблица5.E2" table:number-rows-spanned="25" office:value-type="string">
            <text:p text:style-name="P25">ПЕРВЫЙ 20 <text:s text:c="2"/>-учебный год</text:p>
          </table:table-cell>
          <table:table-cell table:style-name="Таблица5.E2" table:number-rows-spanned="12" office:value-type="string">
            <text:p text:style-name="P25">Первый</text:p>
          </table:table-cell>
          <table:table-cell table:style-name="Таблица5.C27" office:value-type="string">
            <text:p text:style-name="P14"/>
          </table:table-cell>
          <table:table-cell table:style-name="Таблица5.D3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4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6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7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8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9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0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1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2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3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4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table-cell table:style-name="Таблица5.E2" table:number-rows-spanned="13" office:value-type="string">
            <text:p text:style-name="P25">Второй</text:p>
          </table:table-cell>
          <table:table-cell table:style-name="Таблица5.C27" office:value-type="string">
            <text:p text:style-name="P14"/>
          </table:table-cell>
          <table:table-cell table:style-name="Таблица5.D15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6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7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8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19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0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1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2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3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4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5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6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Таблица5.C27" office:value-type="string">
            <text:p text:style-name="P14"/>
          </table:table-cell>
          <table:table-cell table:style-name="Таблица5.D27" office:value-type="string">
            <text:p text:style-name="P14"/>
          </table:table-cell>
          <table:table-cell table:style-name="Таблица5.E27" office:value-type="string">
            <text:p text:style-name="P14"/>
          </table:table-cell>
          <table:table-cell table:style-name="Таблица5.F27" office:value-type="string">
            <text:p text:style-name="P14"/>
          </table:table-cell>
          <table:table-cell table:style-name="Таблица5.G27" office:value-type="string">
            <text:p text:style-name="P14"/>
          </table:table-cell>
          <table:covered-table-cell/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4:26:58.315163951</meta:creation-date>
    <dc:date>2015-09-30T10:11:40.249147772</dc:date>
    <meta:editing-duration>PT28M27S</meta:editing-duration>
    <meta:editing-cycles>6</meta:editing-cycles>
    <meta:generator>LibreOffice/4.2.7.2$Linux_X86_64 LibreOffice_project/420m0$Build-2</meta:generator>
    <meta:document-statistic meta:table-count="5" meta:image-count="0" meta:object-count="0" meta:page-count="3" meta:paragraph-count="42" meta:word-count="118" meta:character-count="882" meta:non-whitespace-character-count="732"/>
  </office:meta>
</office:document-meta>
</file>